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0.298cm" style:rel-column-width="5838*"/>
    </style:style>
    <style:style style:name="Table1.B" style:family="table-column">
      <style:table-column-properties style:column-width="6.703cm" style:rel-column-width="3800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normal" officeooo:rsid="0010fb83" officeooo:paragraph-rsid="0014bd1b" style:font-size-asian="24pt" style:font-weight-asian="normal" style:font-size-complex="24pt" style:font-weight-complex="normal"/>
    </style:style>
    <style:style style:name="P2" style:family="paragraph" style:parent-style-name="Standard">
      <style:text-properties style:font-name="Ubuntu" fo:font-size="20pt" officeooo:rsid="00101f1a" officeooo:paragraph-rsid="001638fb" style:font-size-asian="20pt" style:font-size-complex="20pt"/>
    </style:style>
    <style:style style:name="P3" style:family="paragraph" style:parent-style-name="Standard">
      <style:text-properties style:font-name="Ubuntu" fo:font-size="20pt" officeooo:rsid="00122a9a" officeooo:paragraph-rsid="001638fb" style:font-size-asian="20pt" style:font-size-complex="20pt"/>
    </style:style>
    <style:style style:name="P4" style:family="paragraph" style:parent-style-name="Standard">
      <style:text-properties style:font-name="Ubuntu" fo:font-size="20pt" officeooo:paragraph-rsid="001638fb" style:font-size-asian="20pt" style:font-size-complex="20pt"/>
    </style:style>
    <style:style style:name="P5" style:family="paragraph" style:parent-style-name="Standard">
      <style:text-properties style:font-name="Ubuntu" fo:font-size="20pt" officeooo:rsid="00181081" officeooo:paragraph-rsid="00181081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Ubuntu" fo:font-size="20pt" style:text-underline-style="none" officeooo:rsid="00181081" officeooo:paragraph-rsid="00181081" style:font-size-asian="20pt" style:font-size-complex="20pt"/>
    </style:style>
    <style:style style:name="P7" style:family="paragraph" style:parent-style-name="Standard" style:list-style-name="L1">
      <style:text-properties style:font-name="Ubuntu" fo:font-size="12pt" officeooo:rsid="00101f1a" officeooo:paragraph-rsid="001638fb" style:font-size-asian="10.5pt" style:font-size-complex="12pt"/>
    </style:style>
    <style:style style:name="P8" style:family="paragraph" style:parent-style-name="Standard" style:list-style-name="L1">
      <style:text-properties style:font-name="Ubuntu" fo:font-size="12pt" officeooo:rsid="0010fb83" officeooo:paragraph-rsid="001638fb" style:font-size-asian="10.5pt" style:font-size-complex="12pt"/>
    </style:style>
    <style:style style:name="P9" style:family="paragraph" style:parent-style-name="Standard" style:list-style-name="L1">
      <style:paragraph-properties>
        <style:tab-stops>
          <style:tab-stop style:position="11.18cm"/>
        </style:tab-stops>
      </style:paragraph-properties>
      <style:text-properties style:font-name="Ubuntu" fo:font-size="12pt" officeooo:rsid="0010fb83" officeooo:paragraph-rsid="001638fb" style:font-size-asian="10.5pt" style:font-size-complex="12pt"/>
    </style:style>
    <style:style style:name="P10" style:family="paragraph" style:parent-style-name="Standard" style:list-style-name="L1">
      <style:text-properties style:font-name="Ubuntu" fo:font-size="12pt" officeooo:rsid="00122a9a" officeooo:paragraph-rsid="001638fb" style:font-size-asian="10.5pt" style:font-size-complex="12pt"/>
    </style:style>
    <style:style style:name="P11" style:family="paragraph" style:parent-style-name="Standard">
      <style:text-properties style:font-name="Ubuntu" fo:font-size="12pt" officeooo:rsid="00122a9a" officeooo:paragraph-rsid="00101f1a" style:font-size-asian="10.5pt" style:font-size-complex="12pt"/>
    </style:style>
    <style:style style:name="P12" style:family="paragraph" style:parent-style-name="Standard" style:list-style-name="L1">
      <style:text-properties style:font-name="Ubuntu" fo:font-size="12pt" officeooo:rsid="001357d5" officeooo:paragraph-rsid="001638fb" style:font-size-asian="10.5pt" style:font-size-complex="12pt"/>
    </style:style>
    <style:style style:name="P13" style:family="paragraph" style:parent-style-name="Standard" style:list-style-name="L1">
      <style:text-properties style:font-name="Ubuntu" fo:font-size="12pt" officeooo:rsid="00181081" officeooo:paragraph-rsid="00181081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181081" officeooo:paragraph-rsid="0018108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81081" officeooo:paragraph-rsid="00181081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19bec0" officeooo:paragraph-rsid="0019bec0" style:font-size-asian="10.5pt" style:font-size-complex="12pt"/>
    </style:style>
    <style:style style:name="P17" style:family="paragraph" style:parent-style-name="Standard">
      <style:text-properties officeooo:paragraph-rsid="001638fb"/>
    </style:style>
    <style:style style:name="P18" style:family="paragraph" style:parent-style-name="Standard">
      <style:paragraph-properties fo:text-align="start" style:justify-single-word="false"/>
      <style:text-properties officeooo:paragraph-rsid="001638fb"/>
    </style:style>
    <style:style style:name="P19" style:family="paragraph" style:parent-style-name="Standard" style:list-style-name="L1">
      <style:text-properties style:text-line-through-style="none" style:text-line-through-type="none" style:text-underline-style="none" officeooo:paragraph-rsid="001638fb"/>
    </style:style>
    <style:style style:name="P20" style:family="paragraph" style:parent-style-name="Standard">
      <style:text-properties officeooo:paragraph-rsid="0018e4c5"/>
    </style:style>
    <style:style style:name="T1" style:family="text">
      <style:text-properties officeooo:rsid="00122a9a"/>
    </style:style>
    <style:style style:name="T2" style:family="text">
      <style:text-properties style:font-name="Ubuntu" fo:font-size="12pt" officeooo:rsid="001357d5" style:font-size-asian="10.5pt" style:font-size-complex="12pt"/>
    </style:style>
    <style:style style:name="T3" style:family="text">
      <style:text-properties officeooo:rsid="0014bd1b"/>
    </style:style>
    <style:style style:name="T4" style:family="text">
      <style:text-properties officeooo:rsid="001638fb"/>
    </style:style>
    <style:style style:name="T5" style:family="text">
      <style:text-properties style:font-name="Ubuntu1"/>
    </style:style>
    <style:style style:name="T6" style:family="text">
      <style:text-properties style:font-name="Ubuntu1" fo:font-size="14pt" fo:font-style="normal" fo:font-weight="normal" style:font-size-asian="14pt" style:font-style-asian="normal" style:font-weight-asian="normal"/>
    </style:style>
    <style:style style:name="T7" style:family="text">
      <style:text-properties style:font-name="Ubuntu1" fo:font-size="14pt" fo:font-style="normal" style:text-underline-style="none" fo:font-weight="normal" style:font-size-asian="14pt" style:font-style-asian="normal" style:font-weight-asian="normal"/>
    </style:style>
    <style:style style:name="T8" style:family="text">
      <style:text-properties style:font-name="Ubuntu1" fo:font-size="14pt" fo:font-style="normal" style:text-underline-style="none" fo:font-weight="normal" style:font-size-asian="14pt" style:font-style-asian="normal" style:font-weight-asian="normal" style:font-size-complex="14pt"/>
    </style:style>
    <style:style style:name="T9" style:family="text">
      <style:text-properties style:font-name="Ubuntu1" fo:font-size="14pt" fo:font-style="normal" style:text-underline-style="none" fo:font-weight="normal" officeooo:rsid="0018e4c5" style:font-size-asian="14pt" style:font-style-asian="normal" style:font-weight-asian="normal"/>
    </style:style>
    <style:style style:name="T10" style:family="text">
      <style:text-properties style:font-name="Ubuntu1" fo:font-size="14pt" style:text-underline-style="solid" style:text-underline-width="auto" style:text-underline-color="font-color" style:font-size-asian="14pt"/>
    </style:style>
    <style:style style:name="T11" style:family="text">
      <style:text-properties style:font-name="Ubuntu1" fo:font-size="6pt" fo:font-style="normal" style:text-underline-style="none" fo:font-weight="normal" style:font-size-asian="6pt" style:font-style-asian="normal" style:font-weight-asian="normal" style:font-size-complex="6pt"/>
    </style:style>
    <style:style style:name="T12" style:family="text">
      <style:text-properties style:font-name="Ubuntu1" officeooo:rsid="0018e4c5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style:font-name="Ubuntu" fo:font-size="12pt" officeooo:rsid="001357d5" style:font-size-asian="10.5pt" style:font-size-complex="1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638fb" style:font-style-asian="italic" style:font-style-complex="italic"/>
    </style:style>
    <style:style style:name="T17" style:family="text">
      <style:text-properties fo:font-style="italic" officeooo:rsid="0018e4c5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8e4c5" style:font-style-asian="normal" style:font-style-complex="normal"/>
    </style:style>
    <text:list-style style:name="L1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quipment List</text:p>
            <text:list xml:id="list2012106217" text:style-name="L1">
              <text:list-item>
                <text:p text:style-name="P7">2x Wing Struts</text:p>
              </text:list-item>
              <text:list-item>
                <text:p text:style-name="P7">2x Aileron Control Link</text:p>
              </text:list-item>
              <text:list-item>
                <text:p text:style-name="P7">2x Aileron Servo Cables</text:p>
              </text:list-item>
              <text:list-item>
                <text:p text:style-name="P7">L Wing</text:p>
              </text:list-item>
              <text:list-item>
                <text:p text:style-name="P7">R Wing</text:p>
              </text:list-item>
              <text:list-item>
                <text:p text:style-name="P7">Fuselage</text:p>
              </text:list-item>
              <text:list-item>
                <text:p text:style-name="P7">H. Stabiliser </text:p>
              </text:list-item>
              <text:list-item>
                <text:p text:style-name="P7">Elevator Control Link</text:p>
              </text:list-item>
              <text:list-item>
                <text:p text:style-name="P8">Stabiliser Strut</text:p>
              </text:list-item>
              <text:list-item>
                <text:p text:style-name="P8">Wing Bolts &amp; Stabiliser Bolt</text:p>
              </text:list-item>
              <text:list-item>
                <text:p text:style-name="P8">Short Reinforced Spar</text:p>
              </text:list-item>
            </text:list>
            <text:p text:style-name="P2">Pre-Flight</text:p>
            <text:list xml:id="list224103865421032" text:continue-numbering="true" text:style-name="L1">
              <text:list-item>
                <text:p text:style-name="P9"><text:s text:c="2"/>1. Unpack</text:p>
              </text:list-item>
              <text:list-item>
                <text:p text:style-name="P8"><text:s text:c="2"/>2. Fix strut to left wing.</text:p>
              </text:list-item>
              <text:list-item>
                <text:p text:style-name="P8"><text:s text:c="2"/>3. Bolt left wing to plate.</text:p>
              </text:list-item>
              <text:list-item>
                <text:p text:style-name="P8"><text:s text:c="2"/>4. Place short spar inside of wing, lay flat.</text:p>
              </text:list-item>
              <text:list-item>
                <text:p text:style-name="P8"><text:s text:c="2"/>5. Fix strut to right wing.</text:p>
              </text:list-item>
              <text:list-item>
                <text:p text:style-name="P8"><text:s text:c="2"/>6. Fit right wing to spar. </text:p>
              </text:list-item>
              <text:list-item>
                <text:p text:style-name="P8"><text:s text:c="2"/>7.<text:span text:style-name="T18"> Bolt right wing and turn spar </text:span><text:span text:style-name="T19">upright.</text:span></text:p>
              </text:list-item>
              <text:list-item>
                <text:p text:style-name="P8"><text:s text:c="2"/>8. Bolt Elevator</text:p>
              </text:list-item>
              <text:list-item>
                <text:p text:style-name="P8"><text:s text:c="2"/>9. Link Elevator </text:p>
              </text:list-item>
              <text:list-item>
                <text:p text:style-name="P8">10. Link Ailerons</text:p>
              </text:list-item>
              <text:list-item>
                <text:p text:style-name="P8">11. Connect Wing Wires</text:p>
              </text:list-item>
              <text:list-item>
                <text:p text:style-name="P12">12. Attach Prop <text:span text:style-name="T15">[CHECK ORIENTATION]</text:span></text:p>
              </text:list-item>
              <text:list-item>
                <text:p text:style-name="P12">13. Connect Battery</text:p>
              </text:list-item>
              <text:list-item>
                <text:p text:style-name="P12">14. Place Cockpit Front Window.</text:p>
              </text:list-item>
            </text:list>
            <text:p text:style-name="P3">Flight Controls Check</text:p>
            <text:list xml:id="list224104018207169" text:continue-numbering="true" text:style-name="L1">
              <text:list-item>
                <text:p text:style-name="P8"><text:span text:style-name="T1">R. Stick Left</text:span></text:p>
                <text:list>
                  <text:list-item>
                    <text:p text:style-name="P10">Left aileron point UP</text:p>
                  </text:list-item>
                  <text:list-item>
                    <text:p text:style-name="P10">Right aileron point DOWN</text:p>
                  </text:list-item>
                </text:list>
              </text:list-item>
              <text:list-item>
                <text:p text:style-name="P8"><text:span text:style-name="T1">R. Stick Right</text:span></text:p>
                <text:list>
                  <text:list-item>
                    <text:p text:style-name="P10">Left aileron point DOWN</text:p>
                  </text:list-item>
                  <text:list-item>
                    <text:p text:style-name="P10">Right aileron point UP</text:p>
                  </text:list-item>
                </text:list>
              </text:list-item>
              <text:list-item>
                <text:p text:style-name="P10">R. Stick Down</text:p>
                <text:list>
                  <text:list-item>
                    <text:p text:style-name="P10">Elevator UP</text:p>
                  </text:list-item>
                </text:list>
              </text:list-item>
              <text:list-item>
                <text:p text:style-name="P10">R. Stick Up</text:p>
                <text:list>
                  <text:list-item>
                    <text:p text:style-name="P10">Elevator DOWN</text:p>
                  </text:list-item>
                </text:list>
              </text:list-item>
              <text:list-item>
                <text:p text:style-name="P10">Throttle</text:p>
                <text:list>
                  <text:list-item>
                    <text:p text:style-name="P12">Throttle set 0</text:p>
                  </text:list-item>
                  <text:list-item>
                    <text:p text:style-name="P12">Throttle set Low</text:p>
                  </text:list-item>
                  <text:list-item>
                    <text:p text:style-name="P12">Check &amp; Set 0</text:p>
                  </text:list-item>
                </text:list>
              </text:list-item>
              <text:list-item>
                <text:p text:style-name="P19"><text:span text:style-name="T14">Rudder</text:span></text:p>
                <text:list>
                  <text:list-item>
                    <text:p text:style-name="P12"><text:span text:style-name="T13">Not Implemented</text:span>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4"><text:span text:style-name="T6">Date: </text:span><text:span text:style-name="T10"><text:s text:c="74"/></text:span></text:p>
            <text:p text:style-name="P17"><text:span text:style-name="T6">Time: </text:span><text:span text:style-name="T10"><text:s text:c="110"/></text:span></text:p>
            <text:p text:style-name="P20"><text:span text:style-name="T7">Duration:</text:span><text:span text:style-name="T8"> </text:span><text:span text:style-name="T11"><text:s/></text:span><text:span text:style-name="T10"><text:s text:c="37"/></text:span></text:p>
            <text:p text:style-name="P20"><text:span text:style-name="T9">Location</text:span><text:span text:style-name="T7">:</text:span><text:span text:style-name="T8"> </text:span><text:span text:style-name="T11"><text:s/></text:span><text:span text:style-name="T10"><text:s text:c="102"/></text:span></text:p>
            <text:p text:style-name="P18"><text:span text:style-name="T7">Notes: </text:span><text:span text:style-name="T10"><text:s text:c="144"/></text:span></text:p>
            <text:p text:style-name="P18"><text:span text:style-name="T10"><text:s text:c="57"/></text:span></text:p>
            <text:p text:style-name="P18"><text:span text:style-name="T10"><text:s text:c="108"/></text:span></text:p>
            <text:p text:style-name="P18"><text:span text:style-name="T10"><text:s text:c="108"/></text:span></text:p>
            <text:p text:style-name="P18"><text:span text:style-name="T10"><text:s text:c="57"/></text:span></text:p>
            <text:p text:style-name="P18"><text:span text:style-name="T10"/></text:p>
            <text:p text:style-name="P18"><text:span text:style-name="T10"/></text:p>
            <text:p text:style-name="P6"><text:span text:style-name="T5">Tools</text:span></text:p>
            <text:list xml:id="list224103644204331" text:continue-numbering="true" text:style-name="L1">
              <text:list-item>
                <text:p text:style-name="P13">Screwdriver Large</text:p>
              </text:list-item>
              <text:list-item>
                <text:p text:style-name="P13">Screwdriver Small</text:p>
              </text:list-item>
              <text:list-item>
                <text:p text:style-name="P13">Pliers</text:p>
              </text:list-item>
              <text:list-item>
                <text:p text:style-name="P14"><text:span text:style-name="T5">Tape</text:span></text:p>
              </text:list-item>
              <text:list-item>
                <text:p text:style-name="P14"><text:span text:style-name="T5">Scissors</text:span></text:p>
              </text:list-item>
              <text:list-item>
                <text:p text:style-name="P14"><text:span text:style-name="T5">Pen / Markers</text:span></text:p>
              </text:list-item>
              <text:list-item>
                <text:p text:style-name="P14"><text:span text:style-name="T5">Glue</text:span></text:p>
              </text:list-item>
              <text:list-item>
                <text:p text:style-name="P14">Controller</text:p>
              </text:list-item>
              <text:list-item>
                <text:p text:style-name="P14"><text:span text:style-name="T5">Camera</text:span></text:p>
              </text:list-item>
              <text:list-item>
                <text:p text:style-name="P14"><text:span text:style-name="T5">Monitor</text:span></text:p>
              </text:list-item>
              <text:list-item>
                <text:p text:style-name="P14"><text:span text:style-name="T5">Knife</text:span></text:p>
              </text:list-item>
              <text:list-item>
                <text:p text:style-name="P14"><text:span text:style-name="T12">Material / Foam</text:span></text:p>
              </text:list-item>
              <text:list-item>
                <text:p text:style-name="P16">Other</text:p>
              </text:list-item>
            </text:list>
            <text:p text:style-name="P15"><text:span text:style-name="T5"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normal" officeooo:rsid="0010fb83" officeooo:paragraph-rsid="0014bd1b" style:font-size-asian="24pt" style:font-weight-asian="normal" style:font-size-complex="24pt" style:font-weight-complex="normal"/>
    </style:style>
    <style:style style:name="MT1" style:family="text">
      <style:text-properties officeooo:rsid="0014bd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3 Checklis<text:span text:style-name="MT1">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21:07:07.016044729</meta:creation-date>
    <dc:date>2021-10-11T22:40:43.802863519</dc:date>
    <meta:editing-duration>PT41M23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68" meta:word-count="233" meta:character-count="1865" meta:non-whitespace-character-count="925"/>
  </office:meta>
</office:document-meta>
</file>